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4a9e3" officeooo:paragraph-rsid="0014a9e3" style:text-blinking="false" fo:background-color="transparent"/>
    </style:style>
    <style:style style:name="P10" style:family="paragraph" style:parent-style-name="Text_20_body" style:list-style-name="L5">
      <loext:graphic-properties draw:fill="none" draw:fill-color="#ffffff"/>
      <style:paragraph-properties fo:margin-left="0.5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0.5in" fo:margin-right="0in" fo:text-indent="0in" style:auto-text-indent="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266d494-7fff-4dcc-4d49-7b30572dcdfe"/>Design Overview</text:p>
      <text:p text:style-name="Text_20_body"/>
      <text:p text:style-name="P2">Model Layer:</text:p>
      <text:list xml:id="list2657287670" text:style-name="L1">
        <text:list-item>
          <text:p text:style-name="P3">Name: RowOfStacks</text:p>
        </text:list-item>
        <text:list-item>
          <text:p text:style-name="P3">Description: Implements IListOfLists. This module creates and stores the elements of the list in the Stack and destructs them as well. It also provides additional methods for adding and removing elements as well as reading and writing from and to a file.</text:p>
        </text:list-item>
        <text:list-item>
          <text:p text:style-name="P3">For each operation</text:p>
          <text:list>
            <text:list-item>
              <text:p text:style-name="P3">RowOfStacks</text:p>
              <text:list>
                <text:list-item>
                  <text:p text:style-name="P3">No return type, will take IListOfLists as parameter</text:p>
                </text:list-item>
                <text:list-item>
                  <text:p text:style-name="P3">Will use create() to instantiate private data from the parameter</text:p>
                </text:list-item>
              </text:list>
            </text:list-item>
            <text:list-item>
              <text:p text:style-name="P3">Write</text:p>
              <text:list>
                <text:list-item>
                  <text:p text:style-name="P3">No parameter of return type</text:p>
                </text:list-item>
                <text:list-item>
                  <text:p text:style-name="P3">Will write private data to a file in a meaningful way</text:p>
                </text:list-item>
              </text:list>
            </text:list-item>
            <text:list-item>
              <text:p text:style-name="P3">Read</text:p>
              <text:list>
                <text:list-item>
                  <text:p text:style-name="P3">No return type, string parameter</text:p>
                </text:list-item>
                <text:list-item>
                  <text:p text:style-name="P3">Parameter is filename, will read that file and then save data as private data</text:p>
                </text:list-item>
              </text:list>
            </text:list-item>
            <text:list-item>
              <text:p text:style-name="P3">Create</text:p>
              <text:list>
                <text:list-item>
                  <text:p text:style-name="P3">No return type, IListOfLists parameter</text:p>
                </text:list-item>
                <text:list-item>
                  <text:p text:style-name="P3">Will take IListOfLists and create private data based off of it</text:p>
                </text:list-item>
              </text:list>
            </text:list-item>
            <text:list-item>
              <text:p text:style-name="P3">addElements</text:p>
              <text:list>
                <text:list-item>
                  <text:p text:style-name="P3">Will take IListOfLists as parameter, no return type</text:p>
                </text:list-item>
                <text:list-item>
                  <text:p text:style-name="P3">Will add elements of parameter to data</text:p>
                </text:list-item>
              </text:list>
            </text:list-item>
            <text:list-item>
              <text:p text:style-name="P3">removeElements</text:p>
              <text:list>
                <text:list-item>
                  <text:p text:style-name="P3">No return type, IListOfLists as parameter</text:p>
                </text:list-item>
                <text:list-item>
                  <text:p text:style-name="P3">Will go through data and remove each instance of each element in parameter</text:p>
                </text:list-item>
              </text:list>
            </text:list-item>
          </text:list>
        </text:list-item>
      </text:list>
      <text:p text:style-name="Text_20_body"/>
      <text:list xml:id="list653498888" text:style-name="L2">
        <text:list-item>
          <text:p text:style-name="P4">Name: Stack</text:p>
        </text:list-item>
        <text:list-item>
          <text:p text:style-name="P4">Description: This module is a subclass of CardList. It provides the methods of pop, push, pushGroup, etc.</text:p>
        </text:list-item>
        <text:list-item>
          <text:p text:style-name="P4">For each operation</text:p>
          <text:list>
            <text:list-item>
              <text:p text:style-name="P4">Push</text:p>
              <text:list>
                <text:list-item>
                  <text:p text:style-name="P4">No return, ICard parameter</text:p>
                </text:list-item>
                <text:list-item>
                  <text:p text:style-name="P4">Will add an ICard to a stack</text:p>
                </text:list-item>
              </text:list>
            </text:list-item>
            <text:list-item>
              <text:p text:style-name="P4">Empty</text:p>
              <text:list>
                <text:list-item>
                  <text:p text:style-name="P4">Boolean return, no parameter</text:p>
                </text:list-item>
                <text:list-item>
                  <text:p text:style-name="P4">Will return true if there are no items in stack (size == 0)</text:p>
                </text:list-item>
              </text:list>
            </text:list-item>
            <text:list-item>
              <text:p text:style-name="P4">pushGroup</text:p>
              <text:list>
                <text:list-item>
                  <text:p text:style-name="P4"><text:soft-page-break/>No return type, on parameter of type Stack</text:p>
                </text:list-item>
                <text:list-item>
                  <text:p text:style-name="P4">Will push elements from the Stack parameter onto the main stack</text:p>
                </text:list-item>
              </text:list>
            </text:list-item>
            <text:list-item>
              <text:p text:style-name="P4">Pop</text:p>
              <text:list>
                <text:list-item>
                  <text:p text:style-name="P4">ICard return type, no parameter</text:p>
                </text:list-item>
                <text:list-item>
                  <text:p text:style-name="P4">Will remove and return the last item in the stack</text:p>
                </text:list-item>
              </text:list>
            </text:list-item>
            <text:list-item>
              <text:p text:style-name="P4">Top</text:p>
              <text:list>
                <text:list-item>
                  <text:p text:style-name="P4">ICard return type, no parameter</text:p>
                </text:list-item>
                <text:list-item>
                  <text:p text:style-name="P4">Will return an instance of the last item in the stack</text:p>
                </text:list-item>
              </text:list>
            </text:list-item>
            <text:list-item>
              <text:p text:style-name="P4">Size</text:p>
              <text:list>
                <text:list-item>
                  <text:p text:style-name="P4">int return type, no parameter</text:p>
                </text:list-item>
                <text:list-item>
                  <text:p text:style-name="P4">Will return the size of the stack (number of elements in it)</text:p>
                </text:list-item>
              </text:list>
            </text:list-item>
          </text:list>
        </text:list-item>
      </text:list>
      <text:p text:style-name="Text_20_body"/>
      <text:list xml:id="list133095926" text:style-name="L3">
        <text:list-item>
          <text:p text:style-name="P5">Name: ICard</text:p>
        </text:list-item>
        <text:list-item>
          <text:p text:style-name="P5">Description: This module provides the methods getSuit, getRank, isFaceUp, isSelected, and getCardView.</text:p>
        </text:list-item>
        <text:list-item>
          <text:p text:style-name="P5">Interaction Protocol:</text:p>
        </text:list-item>
      </text:list>
      <text:p text:style-name="P9">********************** STATE CHART DIAGRAM GOES HERE ************************************</text:p>
      <text:p text:style-name="P8"/>
      <text:list xml:id="list155853651660904" text:continue-numbering="true" text:style-name="L3">
        <text:list-item>
          <text:p text:style-name="P5">For each operation</text:p>
          <text:list>
            <text:list-item>
              <text:p text:style-name="P5">ICard</text:p>
              <text:list>
                <text:list-item>
                  <text:p text:style-name="P5">No parameters or return type</text:p>
                </text:list-item>
                <text:list-item>
                  <text:p text:style-name="P5">Will create a new instance of ICard (faceUp and selected initialized to false)</text:p>
                </text:list-item>
              </text:list>
            </text:list-item>
            <text:list-item>
              <text:p text:style-name="P5">ICard</text:p>
              <text:list>
                <text:list-item>
                  <text:p text:style-name="P5">No return type, two string parameters</text:p>
                </text:list-item>
                <text:list-item>
                  <text:p text:style-name="P5">Will create an instance of ICard with rank and suit determined by parameters (faceUp and selected initialized to false)</text:p>
                </text:list-item>
              </text:list>
            </text:list-item>
            <text:list-item>
              <text:p text:style-name="P5">getRank</text:p>
              <text:list>
                <text:list-item>
                  <text:p text:style-name="P5">No parameters, returns string</text:p>
                </text:list-item>
                <text:list-item>
                  <text:p text:style-name="P5">Will return the rank of that instance of ICard (empty string if not yet set)</text:p>
                </text:list-item>
              </text:list>
            </text:list-item>
            <text:list-item>
              <text:p text:style-name="P5">getSuit</text:p>
              <text:list>
                <text:list-item>
                  <text:p text:style-name="P5">No parameters, returns string</text:p>
                </text:list-item>
                <text:list-item>
                  <text:p text:style-name="P5">Will return the suit of that instance of ICard (empty string if not yet set)</text:p>
                </text:list-item>
              </text:list>
            </text:list-item>
            <text:list-item>
              <text:p text:style-name="P5">setSuit</text:p>
              <text:list>
                <text:list-item>
                  <text:p text:style-name="P5">No return type, one string parameter</text:p>
                </text:list-item>
                <text:list-item>
                  <text:p text:style-name="P5">Will set suit to the parameter if valid suit </text:p>
                </text:list-item>
              </text:list>
            </text:list-item>
            <text:list-item>
              <text:p text:style-name="P5">setRank</text:p>
              <text:list>
                <text:list-item>
                  <text:p text:style-name="P5">No return type, one string parameter</text:p>
                </text:list-item>
                <text:list-item>
                  <text:p text:style-name="P5">Will set rank to the parameter if valid rank </text:p>
                </text:list-item>
              </text:list>
            </text:list-item>
            <text:list-item>
              <text:p text:style-name="P5"><text:soft-page-break/>isFaceUp</text:p>
              <text:list>
                <text:list-item>
                  <text:p text:style-name="P5">Return type boolean, no parameters</text:p>
                </text:list-item>
                <text:list-item>
                  <text:p text:style-name="P5">Will return true if card is face up, false otherwise</text:p>
                </text:list-item>
              </text:list>
            </text:list-item>
            <text:list-item>
              <text:p text:style-name="P5">isSelected</text:p>
              <text:list>
                <text:list-item>
                  <text:p text:style-name="P5">Return type boolean, no parameter</text:p>
                </text:list-item>
                <text:list-item>
                  <text:p text:style-name="P5">Will return true if car</text:p>
                </text:list-item>
              </text:list>
            </text:list-item>
            <text:list-item>
              <text:p text:style-name="P5">getCardView</text:p>
              <text:list>
                <text:list-item>
                  <text:p text:style-name="P5">No parameters, returns a BMP (bitmap)</text:p>
                </text:list-item>
                <text:list-item>
                  <text:p text:style-name="P5">Will create a bitmap based on faceUp, selected, rank, and suit attributes</text:p>
                </text:list-item>
              </text:list>
            </text:list-item>
            <text:list-item>
              <text:p text:style-name="P5">face_Up</text:p>
              <text:list>
                <text:list-item>
                  <text:p text:style-name="P5">No parameters, no return type</text:p>
                </text:list-item>
                <text:list-item>
                  <text:p text:style-name="P5">Will make faceUp attribute opposite value</text:p>
                </text:list-item>
              </text:list>
            </text:list-item>
            <text:list-item>
              <text:p text:style-name="P5">select()</text:p>
              <text:list>
                <text:list-item>
                  <text:p text:style-name="P5">No parameters, no return type</text:p>
                </text:list-item>
                <text:list-item>
                  <text:p text:style-name="P5">Will make selected attributed opposite value</text:p>
                </text:list-item>
              </text:list>
            </text:list-item>
          </text:list>
        </text:list-item>
      </text:list>
      <text:p text:style-name="Text_20_body"/>
      <text:list xml:id="list3644499054" text:style-name="L4">
        <text:list-item>
          <text:p text:style-name="P6">Name: Card</text:p>
        </text:list-item>
        <text:list-item>
          <text:p text:style-name="P6">Description: This module implements ICard. It also creates, holds and destructs cardView.</text:p>
        </text:list-item>
        <text:list-item>
          <text:p text:style-name="P6">For each operation</text:p>
        </text:list-item>
      </text:list>
      <text:list xml:id="list824668533" text:style-name="L5">
        <text:list-item>
          <text:p text:style-name="P10">ICard</text:p>
          <text:list>
            <text:list-item>
              <text:p text:style-name="P10">No parameters or return type</text:p>
            </text:list-item>
            <text:list-item>
              <text:p text:style-name="P10">Will create a new instance of ICard (faceUp and selected initialized to false)</text:p>
            </text:list-item>
          </text:list>
        </text:list-item>
        <text:list-item>
          <text:p text:style-name="P10">ICard</text:p>
          <text:list>
            <text:list-item>
              <text:p text:style-name="P10">No return type, two string parameters</text:p>
            </text:list-item>
            <text:list-item>
              <text:p text:style-name="P10">Will create an instance of ICard with rank and suit determined by parameters (faceUp and selected initialized to false)</text:p>
            </text:list-item>
          </text:list>
        </text:list-item>
        <text:list-item>
          <text:p text:style-name="P10">getRank</text:p>
          <text:list>
            <text:list-item>
              <text:p text:style-name="P10">No parameters, returns string</text:p>
            </text:list-item>
            <text:list-item>
              <text:p text:style-name="P10">Will return the rank of that instance of ICard (empty string if not yet set)</text:p>
            </text:list-item>
          </text:list>
        </text:list-item>
        <text:list-item>
          <text:p text:style-name="P10">getSuit</text:p>
          <text:list>
            <text:list-item>
              <text:p text:style-name="P10">No parameters, returns string</text:p>
            </text:list-item>
            <text:list-item>
              <text:p text:style-name="P10">Will return the suit of that instance of ICard (empty string if not yet set)</text:p>
            </text:list-item>
          </text:list>
        </text:list-item>
        <text:list-item>
          <text:p text:style-name="P10">setSuit</text:p>
          <text:list>
            <text:list-item>
              <text:p text:style-name="P10">No return type, one string parameter</text:p>
            </text:list-item>
            <text:list-item>
              <text:p text:style-name="P10">Will set suit to the parameter if valid suit </text:p>
            </text:list-item>
          </text:list>
        </text:list-item>
        <text:list-item>
          <text:p text:style-name="P10">setRank</text:p>
          <text:list>
            <text:list-item>
              <text:p text:style-name="P10">No return type, one string parameter</text:p>
            </text:list-item>
            <text:list-item>
              <text:p text:style-name="P10">Will set rank to the parameter if valid rank </text:p>
            </text:list-item>
          </text:list>
        </text:list-item>
        <text:list-item>
          <text:p text:style-name="P10"><text:soft-page-break/>isFaceUp</text:p>
          <text:list>
            <text:list-item>
              <text:p text:style-name="P10">Return type boolean, no parameters</text:p>
            </text:list-item>
            <text:list-item>
              <text:p text:style-name="P10">Will return true if card is face up, false otherwise</text:p>
            </text:list-item>
          </text:list>
        </text:list-item>
        <text:list-item>
          <text:p text:style-name="P10">isSelected</text:p>
          <text:list>
            <text:list-item>
              <text:p text:style-name="P10">Return type boolean, no parameter</text:p>
            </text:list-item>
            <text:list-item>
              <text:p text:style-name="P10">Will return true if car</text:p>
            </text:list-item>
          </text:list>
        </text:list-item>
        <text:list-item>
          <text:p text:style-name="P10">getCardView</text:p>
          <text:list>
            <text:list-item>
              <text:p text:style-name="P10">No parameters, returns a BMP (bitmap)</text:p>
            </text:list-item>
            <text:list-item>
              <text:p text:style-name="P10">Will create a bitmap based on faceUp, selected, rank, and suit attributes</text:p>
            </text:list-item>
          </text:list>
        </text:list-item>
        <text:list-item>
          <text:p text:style-name="P10">face_Up</text:p>
          <text:list>
            <text:list-item>
              <text:p text:style-name="P10">No parameters, no return type</text:p>
            </text:list-item>
            <text:list-item>
              <text:p text:style-name="P10">Will make faceUp attribute opposite value</text:p>
            </text:list-item>
          </text:list>
        </text:list-item>
        <text:list-item>
          <text:p text:style-name="P10">select()</text:p>
          <text:list>
            <text:list-item>
              <text:p text:style-name="P10">No parameters, no return type</text:p>
            </text:list-item>
            <text:list-item>
              <text:p text:style-name="P10">Will make selected attributed opposite value</text:p>
            </text:list-item>
          </text:list>
        </text:list-item>
      </text:list>
      <text:p text:style-name="P11"/>
      <text:p text:style-name="P2">Game Logic Layer:</text:p>
      <text:p text:style-name="Text_20_body"/>
      <text:p text:style-name="P2">GUI Layer:</text:p>
      <text:p text:style-name="Text_20_body"/>
      <text:list xml:id="list1172331390" text:style-name="L6">
        <text:list-item>
          <text:p text:style-name="P7">Name: RummyGame</text:p>
        </text:list-item>
        <text:list-item>
          <text:p text:style-name="P7">Description: Implements the IRummyGame. </text:p>
        </text:list-item>
        <text:list-item>
          <text:p text:style-name="P7">For each operation</text:p>
          <text:list>
            <text:list-item>
              <text:p text:style-name="P7">IRummGame</text:p>
              <text:list>
                <text:list-item>
                  <text:p text:style-name="P7">No return type, no parameters</text:p>
                </text:list-item>
                <text:list-item>
                  <text:p text:style-name="P7">Will create a deck, deal to player and AI hand, make playerTurn turn, and didDraw false</text:p>
                </text:list-item>
              </text:list>
            </text:list-item>
            <text:list-item>
              <text:p text:style-name="P7">deckDeal</text:p>
              <text:list>
                <text:list-item>
                  <text:p text:style-name="P7">No return type, no parameter</text:p>
                </text:list-item>
                <text:list-item>
                  <text:p text:style-name="P7">Will deal from deck to whoevers turn is’ hand</text:p>
                </text:list-item>
              </text:list>
            </text:list-item>
            <text:list-item>
              <text:p text:style-name="P7">discardDeal</text:p>
              <text:list>
                <text:list-item>
                  <text:p text:style-name="P7">No return type, no parameters</text:p>
                </text:list-item>
                <text:list-item>
                  <text:p text:style-name="P7">Will deal from discard pile to whoever's turn it is’ hand</text:p>
                </text:list-item>
              </text:list>
            </text:list-item>
            <text:list-item>
              <text:p text:style-name="P7">addToMeld</text:p>
              <text:list>
                <text:list-item>
                  <text:p text:style-name="P7">Boolean return type, some sort of list of cards as parameter</text:p>
                </text:list-item>
                <text:list-item>
                  <text:p text:style-name="P7">Will return true if parameter is a set or run and is added to meld successfully, false otherwise</text:p>
                </text:list-item>
              </text:list>
            </text:list-item>
            <text:list-item>
              <text:p text:style-name="P7">Discard</text:p>
              <text:list>
                <text:list-item>
                  <text:p text:style-name="P7"><text:soft-page-break/>No return type, ICard parameter</text:p>
                </text:list-item>
                <text:list-item>
                  <text:p text:style-name="P7">Will discard from hand to discardPile and end turn</text:p>
                </text:list-item>
              </text:list>
            </text:list-item>
            <text:list-item>
              <text:p text:style-name="P7">makeComputerTurn</text:p>
              <text:list>
                <text:list-item>
                  <text:p text:style-name="P7">No return type, no parameter</text:p>
                </text:list-item>
                <text:list-item>
                  <text:p text:style-name="P7">Will have computer draw from deck or discard, computer will sort hand to look for runs or sets, if there are either it will be added to meld, if not discard and end turn.</text:p>
                </text:list-item>
              </text:list>
            </text:list-item>
            <text:list-item>
              <text:p text:style-name="P7">saveData</text:p>
              <text:list>
                <text:list-item>
                  <text:p text:style-name="P7">No return type, no parameter</text:p>
                </text:list-item>
                <text:list-item>
                  <text:p text:style-name="P7">Will save game data into a file so it can be resumed from that point later</text:p>
                </text:list-item>
              </text:list>
            </text:list-item>
            <text:list-item>
              <text:p text:style-name="P7">sortHand</text:p>
              <text:list>
                <text:list-item>
                  <text:p text:style-name="P7">No return type, no parameter</text:p>
                </text:list-item>
                <text:list-item>
                  <text:p text:style-name="P7">Whoevers turn it is’ hand will be sorted. First by suit, if already sorted by suit then by rank</text:p>
                </text:list-item>
              </text:list>
            </text:list-item>
            <text:list-item>
              <text:p text:style-name="P7">ResumeGame</text:p>
              <text:list>
                <text:list-item>
                  <text:p text:style-name="P7">No return type, no parameter</text:p>
                </text:list-item>
                <text:list-item>
                  <text:p text:style-name="P7">Will open save data, set game attributes to that data, and then resume game from that point</text:p>
                </text:list-item>
              </text:list>
            </text:list-item>
            <text:list-item>
              <text:p text:style-name="P7">endGame</text:p>
              <text:list>
                <text:list-item>
                  <text:p text:style-name="P7">No return type, no parameter</text:p>
                </text:list-item>
                <text:list-item>
                  <text:p text:style-name="P7">Will end the game and score both players</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15:33:23.710819323</meta:creation-date>
    <dc:date>2020-10-28T15:58:52.578994860</dc:date>
    <meta:editing-duration>PT25M28S</meta:editing-duration>
    <meta:editing-cycles>2</meta:editing-cycles>
    <meta:generator>LibreOffice/6.0.7.3$Linux_X86_64 LibreOffice_project/00m0$Build-3</meta:generator>
    <meta:document-statistic meta:table-count="0" meta:image-count="0" meta:object-count="0" meta:page-count="5" meta:paragraph-count="153" meta:word-count="1085" meta:character-count="5832" meta:non-whitespace-character-count="5043"/>
  </office:meta>
</office:document-meta>
</file>